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irzar">
      <style:text-properties style:font-name-complex="IRZar"/>
    </style:style>
    <style:style style:name="P2" style:family="paragraph" style:parent-style-name="irzar">
      <style:text-properties officeooo:rsid="001e10b4" officeooo:paragraph-rsid="001e10b4" style:font-name-complex="IRZ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۱ – شرکت پرشین سازه پرتو</text:p>
      <text:p text:style-name="P2">مهندس جلال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rzar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1c3cb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9:39:32.725256879</meta:creation-date>
    <meta:generator>LibreOffice/7.3.7.2$Linux_X86_64 LibreOffice_project/30$Build-2</meta:generator>
    <dc:date>2025-02-15T11:58:06.658842649</dc:date>
    <meta:editing-duration>P1DT1H40M37S</meta:editing-duration>
    <meta:editing-cycles>3</meta:editing-cycles>
    <meta:document-statistic meta:table-count="0" meta:image-count="0" meta:object-count="0" meta:page-count="1" meta:paragraph-count="2" meta:word-count="7" meta:character-count="34" meta:non-whitespace-character-count="28"/>
  </office:meta>
</office:document-meta>
</file>